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T1" style:family="text">
      <style:text-properties officeooo:rsid="0002f7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 table:style-name="TableLine94067969593040">
          <table:table-cell table:style-name="Таблица1.A1" office:value-type="string">
            <text:p text:style-name="Table_20_Contents">здесь, чтобы поговорить о будущем этого курса и материала, который мы здесь представляем.</text:p>
            <text:p text:style-name="Table_20_Contents"/>
            <text:p text:style-name="Table_20_Contents">Итак, мы основываем этот курс на платформе данных Hortonworks.</text:p>
            <text:p text:style-name="Table_20_Contents"/>
            <text:p text:style-name="Table_20_Contents">Это то, что мы собираемся использовать в качестве платформы для практической работы с большими данными на вашем собственном компьютере.</text:p>
            <text:p text:style-name="Table_20_Contents"/>
            <text:p text:style-name="Table_20_Contents">ПК.</text:p>
            <text:p text:style-name="Table_20_Contents"/>
            <text:p text:style-name="Table_20_Contents">И некоторые люди немного щепетильны по этому поводу, потому что знают, что Hortonworks объединилась с Cloudera в начале 2019 года.</text:p>
            <text:p text:style-name="Table_20_Contents"/>
            <text:p text:style-name="Table_20_Contents">Так что вы можете подумать, что надпись на стене для Hortonworks.</text:p>
            <text:p text:style-name="Table_20_Contents"/>
            <text:p text:style-name="Table_20_Contents">В каком-то смысле это так, но это также прямо на стене для старых вещей Cloudera.</text:p>
            <text:p text:style-name="Table_20_Contents"/>
            <text:p text:style-name="Table_20_Contents">Сейчас мы находимся в таком странном периоде, когда появился новый продукт под названием Cloudera Data Platform или</text:p>
            <text:p text:style-name="Table_20_Contents"/>
            <text:p text:style-name="Table_20_Contents">как CDP, находится в стадии разработки. </text:p>
            <text:p text:style-name="Table_20_Contents">Недавно, в конце 2019 года,</text:p>
            <text:p text:style-name="Table_20_Contents"/>
            <text:p text:style-name="Table_20_Contents">они развернули это в облаке, и теперь у них есть новая версия, которая действительно может работать на вашем собственный дата-центр.</text:p>
            <text:p text:style-name="Table_20_Contents"/>
            <text:p text:style-name="Table_20_Contents">Я пытался заставить его пробную версию работать на одном настольном ПК, но это не представляется возможным.</text:p>
            <text:p text:style-name="Table_20_Contents"/>
            <text:p text:style-name="Table_20_Contents">пока что.</text:p>
            <text:p text:style-name="Table_20_Contents"/>
            <text:p text:style-name="Table_20_Contents">У вас должен быть собственный кластер Hadoop, чтобы установить эту штуку и поиграть с ней.</text:p>
            <text:p text:style-name="Table_20_Contents"/>
            <text:p text:style-name="Table_20_Contents">Сейчас. </text:p>
            <text:p text:style-name="Table_20_Contents">Ходят слухи, что этой весной выйдет песочница CDP.</text:p>
            <text:p text:style-name="Table_20_Contents"/>
            <text:p text:style-name="Table_20_Contents">Я не уверен, произойдет это или нет.</text:p>
            <text:p text:style-name="Table_20_Contents"><text:soft-page-break/></text:p>
            <text:p text:style-name="Table_20_Contents">Если это произойдет, я обязательно рассмотрю возможность переноса на него этого курса.</text:p>
            <text:p text:style-name="Table_20_Contents"/>
            <text:p text:style-name="Table_20_Contents">Но пока в этом курсе мы будем придерживаться платформы данных Hortonworks, и это нормально.</text:p>
            <text:p text:style-name="Table_20_Contents"/>
            <text:p text:style-name="Table_20_Contents">Cloudera публично заявила, что они собираются поддерживать платформу данных Hortonworks, по крайней мере, <text:span text:style-name="T1">до </text:span>2022 год<text:span text:style-name="T1">а</text:span>.</text:p>
            <text:p text:style-name="Table_20_Contents"/>
            <text:p text:style-name="Table_20_Contents">Это потому, что они понимают, что многие их клиенты недавно перешли на три, прямо перед <text:span text:style-name="T1">тем как </text:span><text:s/>слияние произошло.</text:p>
            <text:p text:style-name="Table_20_Contents"/>
            <text:p text:style-name="Table_20_Contents">И их клиентам было бы нехорошо рассказывать обо всей той работе, которую вы проделали для миграции.</text:p>
            <text:p text:style-name="Table_20_Contents"/>
            <text:p text:style-name="Table_20_Contents">к HDP 3 находится в окошке.</text:p>
            <text:p text:style-name="Table_20_Contents"/>
            <text:p text:style-name="Table_20_Contents">Вместо этого вам нужно перейти на новую вещь, называемую CDP,</text:p>
            <text:p text:style-name="Table_20_Contents"/>
            <text:p text:style-name="Table_20_Contents">так что этого не произойдет.</text:p>
            <text:p text:style-name="Table_20_Contents"/>
            <text:p text:style-name="Table_20_Contents">HDP будет существовать и будет поддерживаться как минимум до 2022 года, а это значит, что используемая вами технология в этом курсе будет поддерживаться минимум до 2022 года.</text:p>
            <text:p text:style-name="Table_20_Contents"/>
            <text:p text:style-name="Table_20_Contents">Так что мы в порядке, ребята.</text:p>
            <text:p text:style-name="Table_20_Contents"/>
            <text:p text:style-name="Table_20_Contents">Не беспокойся об этом.</text:p>
            <text:p text:style-name="Table_20_Contents"/>
            <text:p text:style-name="Table_20_Contents">Теперь, возможно, они решат прекратить поддержку 2.5, это более старая версия, которую я рекомендую.</text:p>
            <text:p text:style-name="Table_20_Contents"/>
            <text:p text:style-name="Table_20_Contents">установка только для минимизации системных требований на вашем ПК.</text:p>
            <text:p text:style-name="Table_20_Contents"/>
            <text:p text:style-name="Table_20_Contents">Но если это произойдет, мы обновим курс до HDP 3.</text:p>
            <text:p text:style-name="Table_20_Contents"/>
            <text:p text:style-name="Table_20_Contents">Это не так уж важно.</text:p>
            <text:p text:style-name="Table_20_Contents"/>
            <text:p text:style-name="Table_20_Contents">Так что да, вот в чем дело.</text:p>
            <text:p text:style-name="Table_20_Contents"/>
            <text:p text:style-name="Table_20_Contents"><text:soft-page-break/>Мы используем HDP для этого курса Платформа данных Hortonworks.</text:p>
            <text:p text:style-name="Table_20_Contents"/>
            <text:p text:style-name="Table_20_Contents">Hortonworks объединилась с Cloudera в прошлом году в 2019 году, и они работают над развертыванием нового комбинированного</text:p>
            <text:p text:style-name="Table_20_Contents"/>
            <text:p text:style-name="Table_20_Contents">продукт под названием CDP, и мы будем на вершине этого по мере развития событий.</text:p>
            <text:p text:style-name="Table_20_Contents"/>
            <text:p text:style-name="Table_20_Contents">Но на данный момент CDP, я думаю, еще не готов к прайм-тайму.</text:p>
            <text:p text:style-name="Table_20_Contents"/>
            <text:p text:style-name="Table_20_Contents">Вам лучше придерживаться HDP, или вы знаете, если вы идете со стороны Cloudera, CDH, вы знаете, это их эквивалент на той стороне.</text:p>
            <text:p text:style-name="Table_20_Contents"/>
            <text:p text:style-name="Table_20_Contents">И также имейте в виду, что, как вы знаете, эти платформы использовали один и тот же открытый исходный код.</text:p>
            <text:p text:style-name="Table_20_Contents"/>
            <text:p text:style-name="Table_20_Contents">технологии в любом случае.</text:p>
            <text:p text:style-name="Table_20_Contents"/>
            <text:p text:style-name="Table_20_Contents">На самом деле от них отличается только то, как они упакованы и как ими управляют.</text:p>
            <text:p text:style-name="Table_20_Contents"/>
            <text:p text:style-name="Table_20_Contents">Так что не слишком зацикливайтесь, знаете ли, это Hortonworks как Cloudera под капотом?</text:p>
            <text:p text:style-name="Table_20_Contents"/>
            <text:p text:style-name="Table_20_Contents">По большей части это похоже на набор сервисов Apache.</text:p>
            <text:p text:style-name="Table_20_Contents"/>
            <text:p text:style-name="Table_20_Contents">Итак, вы знаете, все работает примерно так же.</text:p>
            <text:p text:style-name="Table_20_Contents"/>
            <text:p text:style-name="Table_20_Contents">И эти базовые сервисы действительно сильно изменились.</text:p>
            <text:p text:style-name="Table_20_Contents"/>
            <text:p text:style-name="Table_20_Contents">Итак, вы все еще изучаете актуальные темы в этом курсе ребята, не волнуйтесь.</text:p>
            <text:p text:style-name="Table_20_Contents"/>
            <text:p text:style-name="Table_20_Contents">И поэтому будьте уверены и установите платформу данных Hortonworks по мере продвижения по этому курсу.</text:p>
          </table:table-cell>
          <table:table-cell table:style-name="Таблица1.B1" office:value-type="string">
            <text:p text:style-name="Text_20_body">here to talk about kind of the future of this course and the material that we're presenting here.</text:p>
            <text:p text:style-name="Text_20_body">So we are basing this course on the Hortonworks data platform.</text:p>
            <text:p text:style-name="Text_20_body">That's what we're going to be using as a platform to do big data stuff with hands-on, on your own desktop</text:p>
            <text:p text:style-name="Text_20_body"/>
            <text:p text:style-name="Text_20_body">PC.</text:p>
            <text:p text:style-name="Text_20_body">And some people are a little bit squeamish about that because they know that Hortonworks merged with <text:s/>Cloudera in early 2019.</text:p>
            <text:p text:style-name="Text_20_body">So you might think that the writing's on the wall for Hortonworks.</text:p>
            <text:p text:style-name="Text_20_body">And in a way it is, but it's also right on the wall for the old Cloudera stuff as well.</text:p>
            <text:p text:style-name="Text_20_body">We're in this kind of weird period right now where a new product called Cloudera Data Platform, or</text:p>
            <text:p text:style-name="Text_20_body">as CDP, is being developed. Recently, in late 2019,</text:p>
            <text:p text:style-name="Text_20_body">they rolled this out in the cloud and they now currently have a new version that can actually run on your</text:p>
            <text:p text:style-name="Text_20_body">own data center as well.</text:p>
            <text:p text:style-name="Text_20_body">I've tried to get the trial version of it working on a single desktop PC and it doesn't seem possible</text:p>
            <text:p text:style-name="Text_20_body">yet.</text:p>
            <text:p text:style-name="Text_20_body">You need to actually have your own Hadoop cluster to actually install this thing on to play with it</text:p>
            <text:p text:style-name="Text_20_body">right now. There are rumors of a CDP sandbox coming out sometime this spring.</text:p>
            <text:p text:style-name="Text_20_body">I'm not sure if that's going to happen or not.</text:p>
            <text:p text:style-name="Text_20_body">If it does, I will definitely look into migrating this course to it.</text:p>
            <text:p text:style-name="Text_20_body"><text:soft-page-break/>But for now, we're going to stick with the Hortonworks data platform in this course, and that's OK.</text:p>
            <text:p text:style-name="Text_20_body">Cloudera has stated publicly that they are going to support Hortonworks data platform through at least</text:p>
            <text:p text:style-name="Text_20_body">2022.</text:p>
            <text:p text:style-name="Text_20_body">That's because they recognize that a lot of their customers recently upgraded to three right before that merger happened.</text:p>
            <text:p text:style-name="Text_20_body">And it really wouldn't be a friendly thing to their customers to say up all that work you did to migrate</text:p>
            <text:p text:style-name="Text_20_body">to HDP 3 is out the window.</text:p>
            <text:p text:style-name="Text_20_body">You need to migrate to this whole new thing called CDP instead,</text:p>
            <text:p text:style-name="Text_20_body">so that's not going to happen.</text:p>
            <text:p text:style-name="Text_20_body">HDP will be around and supported through at least 2022, which means that the technology you're using</text:p>
            <text:p text:style-name="Text_20_body">in this course will be supported at least until 2022.</text:p>
            <text:p text:style-name="Text_20_body">So we're fine guys.</text:p>
            <text:p text:style-name="Text_20_body">Don't worry about it.</text:p>
            <text:p text:style-name="Text_20_body">Now, it may be that they decide to stop supporting 2.5, which is an older version that I recommend</text:p>
            <text:p text:style-name="Text_20_body">installing just to minimize the system requirements on your PC.</text:p>
            <text:p text:style-name="Text_20_body">But if that happens, we'll update the course to HDP 3.</text:p>
            <text:p text:style-name="Text_20_body">It's not that big of a deal.</text:p>
            <text:p text:style-name="Text_20_body">So, yeah, that's the deal.</text:p>
            <text:p text:style-name="Text_20_body">We're using HDP for this course Hortonworks data platform.</text:p>
            <text:p text:style-name="Text_20_body">Hortonworks did merge with Cloudera last year in 2019 and they are working on rolling out a <text:soft-page-break/>new combined</text:p>
            <text:p text:style-name="Text_20_body">product called CDP, and we will be on top of that as things emerge.</text:p>
            <text:p text:style-name="Text_20_body">But for now, CDP I don't think is ready for prime time yet.</text:p>
            <text:p text:style-name="Text_20_body">You're better off sticking with HDP or you know, if you're coming from the Cloudera side, CDH, you</text:p>
            <text:p text:style-name="Text_20_body">know, that's their equivalent on that side.</text:p>
            <text:p text:style-name="Text_20_body">And keep in mind, too, that, you know, under the hood, these platforms used the same open source</text:p>
            <text:p text:style-name="Text_20_body">technologies anyway.</text:p>
            <text:p text:style-name="Text_20_body">It's really just how they're packaged and how they're managed that that differs.</text:p>
            <text:p text:style-name="Text_20_body">So don't get too hung up on, you know, is it Hortonworks as a Cloudera under the hood?</text:p>
            <text:p text:style-name="Text_20_body">It's like a collection of Apache services for the most part.</text:p>
            <text:p text:style-name="Text_20_body">So, you know, it all works kind of the same way.</text:p>
            <text:p text:style-name="Text_20_body">And those underlying services have really changed a whole lot.</text:p>
            <text:p text:style-name="Text_20_body">So you're still learning relevant current stuff in this course</text:p>
            <text:p text:style-name="Text_20_body">guys, don't worry.</text:p>
            <text:p text:style-name="Text_20_body">And with that, be confident and install Hortonworks data platform as you move forward in this course.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08:11:38.580078199</meta:creation-date>
    <dc:date>2021-10-15T08:24:14.852967462</dc:date>
    <meta:editing-duration>PT2M26S</meta:editing-duration>
    <meta:editing-cycles>1</meta:editing-cycles>
    <meta:document-statistic meta:table-count="1" meta:image-count="0" meta:object-count="0" meta:page-count="3" meta:paragraph-count="97" meta:word-count="1156" meta:character-count="6671" meta:non-whitespace-character-count="5608"/>
    <meta:generator>LibreOffice/7.2.1.2$Linux_X86_64 LibreOffice_project/20$Build-2</meta:generator>
  </office:meta>
</office:document-meta>
</file>